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Bitstream Vera Sans Mono', 'Courier New', Courier, monospace"/>
    <style:font-face style:name="Consolas1" svg:font-family="Consolas, monospace"/>
    <style:font-face style:name="Lohit Devanagari1" svg:font-family="'Lohit Devanagari'"/>
    <style:font-face style:name="Verdana" svg:font-family="Verdana, 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8.308cm"/>
    </style:style>
    <style:style style:name="Table1.B" style:family="table-column">
      <style:table-column-properties style:column-width="8.692cm"/>
    </style:style>
    <style:style style:name="Table1.A1" style:family="table-cell">
      <style:table-cell-properties style:vertical-align="middle" fo:padding="0cm" fo:border="none"/>
    </style:style>
    <style:style style:name="Table2" style:family="table">
      <style:table-properties style:width="8.774cm" table:align="left"/>
    </style:style>
    <style:style style:name="Table2.A" style:family="table-column">
      <style:table-column-properties style:column-width="8.774cm"/>
    </style:style>
    <style:style style:name="Table2.A1" style:family="table-cell">
      <style:table-cell-properties style:vertical-align="middle" fo:padding="0cm" fo:border="none"/>
    </style:style>
    <style:style style:name="P1" style:family="paragraph" style:parent-style-name="Standard">
      <style:text-properties fo:font-size="16pt" fo:font-weight="bold" officeooo:rsid="0018de81" officeooo:paragraph-rsid="0018de81" style:font-size-asian="16pt" style:font-weight-asian="bold" style:font-size-complex="16pt" style:font-weight-complex="bold"/>
    </style:style>
    <style:style style:name="P2" style:family="paragraph" style:parent-style-name="Standard">
      <style:text-properties fo:font-size="24pt" fo:font-weight="bold" officeooo:rsid="0018de81" officeooo:paragraph-rsid="0018de81" style:font-size-asian="24pt" style:font-weight-asian="bold" style:font-size-complex="24pt" style:font-weight-complex="bold"/>
    </style:style>
    <style:style style:name="P3" style:family="paragraph" style:parent-style-name="Standard">
      <style:text-properties officeooo:paragraph-rsid="0018de81"/>
    </style:style>
    <style:style style:name="P4"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273239" style:font-name="Consolas1" fo:font-size="12pt" fo:letter-spacing="normal" fo:font-style="normal" fo:font-weight="normal" loext:padding="0cm" loext:border="none"/>
    </style:style>
    <style:style style:name="P5"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273239" style:font-name="Consolas1" fo:font-size="12pt" fo:letter-spacing="normal" fo:font-style="normal" fo:font-weight="normal" loext:padding="0cm" loext:border="none"/>
    </style:style>
    <style:style style:name="P6" style:family="paragraph" style:parent-style-name="Standard">
      <style:text-properties fo:font-variant="normal" fo:text-transform="none" fo:color="#273239" style:font-name="urw-din" fo:font-size="12.75pt" fo:letter-spacing="normal" fo:font-style="normal" fo:font-weight="normal" officeooo:paragraph-rsid="0018de81"/>
    </style:style>
    <style:style style:name="P7" style:family="paragraph" style:parent-style-name="Standard">
      <style:text-properties fo:font-variant="normal" fo:text-transform="none" fo:color="#273239" style:font-name="urw-din" fo:font-size="16pt" fo:letter-spacing="normal" fo:font-style="normal" fo:font-weight="bold" officeooo:rsid="0018de81" officeooo:paragraph-rsid="0018de81" style:font-size-asian="16pt" style:font-weight-asian="bold" style:font-size-complex="16pt" style:font-weight-complex="bold"/>
    </style:style>
    <style:style style:name="P8" style:family="paragraph" style:parent-style-name="Standard">
      <style:text-properties fo:font-variant="normal" fo:text-transform="none" fo:color="#273239" style:font-name="urw-din" fo:font-size="16pt" fo:letter-spacing="normal" fo:font-style="normal" fo:font-weight="bold" officeooo:rsid="0019ad0e" officeooo:paragraph-rsid="0019ad0e" style:font-size-asian="16pt" style:font-weight-asian="bold" style:font-size-complex="16pt" style:font-weight-complex="bold"/>
    </style:style>
    <style:style style:name="P9" style:family="paragraph" style:parent-style-name="Standard">
      <style:text-properties fo:font-variant="normal" fo:text-transform="none" fo:color="#273239" style:font-name="urw-din" fo:font-size="12pt" fo:letter-spacing="normal" fo:font-style="normal" fo:font-weight="normal" officeooo:rsid="0018de81" officeooo:paragraph-rsid="0018de81" style:font-size-asian="12pt" style:font-weight-asian="normal" style:font-size-complex="12pt" style:font-weight-complex="normal"/>
    </style:style>
    <style:style style:name="P10" style:family="paragraph" style:parent-style-name="Standard">
      <style:text-properties fo:font-variant="normal" fo:text-transform="none" fo:color="#273239" style:font-name="urw-din" fo:font-size="12pt" fo:letter-spacing="normal" fo:font-style="normal" fo:font-weight="normal" officeooo:rsid="0018de81" officeooo:paragraph-rsid="0018de81" style:font-size-asian="10.5pt" style:font-weight-asian="normal" style:font-size-complex="12pt" style:font-weight-complex="normal"/>
    </style:style>
    <style:style style:name="P11" style:family="paragraph" style:parent-style-name="Table_20_Contents">
      <style:paragraph-properties fo:margin-top="0cm" fo:margin-bottom="0cm" loext:contextual-spacing="false" fo:text-align="start" style:justify-single-word="false"/>
      <style:text-properties fo:font-size="12.5pt" fo:font-weight="normal"/>
    </style:style>
    <style:style style:name="P1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5pt" fo:font-weight="normal"/>
    </style:style>
    <style:style style:name="P13"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fo:background-color="#ffffff" loext:padding="0cm" loext:border="none"/>
    </style:style>
    <style:style style:name="P15"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size="14pt" fo:font-weight="bold"/>
    </style:style>
    <style:style style:name="P16" style:family="paragraph" style:parent-style-name="Text_20_body">
      <style:text-properties fo:font-variant="normal" fo:text-transform="none" fo:color="#000000" style:font-name="Verdana" fo:font-size="13pt" fo:letter-spacing="normal" fo:font-style="normal" fo:font-weight="normal" officeooo:paragraph-rsid="0019ad0e" style:font-size-asian="13pt" style:font-weight-asian="normal" style:font-size-complex="13pt" style:font-weight-complex="normal"/>
    </style:style>
    <style:style style:name="P17" style:family="paragraph" style:parent-style-name="Text_20_body">
      <style:text-properties officeooo:paragraph-rsid="0019ad0e"/>
    </style:style>
    <style:style style:name="P18" style:family="paragraph" style:parent-style-name="Text_20_body">
      <style:text-properties fo:font-size="12pt" fo:font-weight="normal" officeooo:paragraph-rsid="0019ad0e" style:font-size-asian="12pt" style:font-weight-asian="normal" style:font-size-complex="12pt" style:font-weight-complex="normal"/>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273239" fo:letter-spacing="normal"/>
    </style:style>
    <style:style style:name="P2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style:style>
    <style:style style:name="P2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23" style:family="paragraph" style:parent-style-name="Text_20_body">
      <style:paragraph-properties fo:margin-top="0cm" fo:margin-bottom="0cm" loext:contextual-spacing="false" fo:text-align="start" style:justify-single-word="false" fo:orphans="2" fo:widows="2"/>
      <style:text-properties fo:font-variant="normal" fo:text-transform="none" fo:color="#273239" style:font-name="urw-din" fo:font-size="12.75pt" fo:letter-spacing="normal" fo:font-style="normal" fo:font-weight="normal" style:font-name-asian="urw-din" style:font-size-asian="12.75pt" style:font-style-asian="normal" style:font-weight-asian="normal" style:font-name-complex="urw-din" style:font-size-complex="12.75pt" style:font-style-complex="normal" style:font-weight-complex="normal" loext:padding="0cm" loext:border="none"/>
    </style:style>
    <style:style style:name="P24" style:family="paragraph" style:parent-style-name="Text_20_body" style:list-style-name="L2">
      <style:paragraph-properties fo:margin-left="0cm" fo:margin-right="0.318cm" fo:margin-top="0cm" fo:margin-bottom="0cm" loext:contextual-spacing="false" style:line-height-at-least="0.503cm" fo:text-align="start" style:justify-single-word="false" fo:orphans="2" fo:widows="2" fo:text-indent="0cm" style:auto-text-indent="false" fo:padding-left="0cm" fo:padding-right="0.318cm" fo:padding-top="0.265cm" fo:padding-bottom="0cm" fo:border-left="none" fo:border-right="0.06pt solid #dddddd" fo:border-top="2.24pt solid #dddddd" fo:border-bottom="none"/>
      <style:text-properties fo:font-variant="normal" fo:text-transform="none" fo:color="#273239" style:font-name="urw-din" fo:font-size="13.5pt" fo:letter-spacing="normal" fo:font-style="normal" fo:font-weight="normal" loext:padding="0cm" loext:border="none"/>
    </style:style>
    <style:style style:name="T1" style:family="text">
      <style:text-properties fo:font-variant="normal" fo:text-transform="none" fo:color="#273239" style:font-name="urw-din" fo:font-size="12.75pt" fo:letter-spacing="normal" fo:font-style="normal" fo:font-weight="normal"/>
    </style:style>
    <style:style style:name="T2" style:family="text">
      <style:text-properties fo:font-variant="normal" fo:text-transform="none" fo:color="#273239" style:font-name="urw-din" fo:font-size="12.75pt" fo:letter-spacing="normal" fo:font-style="normal" fo:font-weight="normal" loext:padding="0cm" loext:border="none"/>
    </style:style>
    <style:style style:name="T3" style:family="text">
      <style:text-properties fo:font-variant="normal" fo:text-transform="none" fo:color="#273239" style:font-name="urw-din" fo:font-size="12.75pt" fo:letter-spacing="normal" fo:font-style="normal" fo:font-weight="normal" style:font-name-asian="urw-din" style:font-size-asian="12.75pt" style:font-style-asian="normal" style:font-weight-asian="normal" style:font-name-complex="urw-din" style:font-size-complex="12.75pt" style:font-style-complex="normal" style:font-weight-complex="normal" loext:padding="0cm" loext:border="none"/>
    </style:style>
    <style:style style:name="T4" style:family="text">
      <style:text-properties fo:font-variant="normal" fo:text-transform="none" fo:color="#273239" style:font-name="urw-din" fo:letter-spacing="normal" fo:font-style="normal"/>
    </style:style>
    <style:style style:name="T5" style:family="text">
      <style:text-properties fo:font-variant="normal" fo:text-transform="none" fo:color="#273239" style:font-name="urw-din"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273239" style:font-name="urw-din" fo:font-size="12pt" fo:letter-spacing="normal" fo:font-style="normal" fo:font-weight="normal" style:font-size-asian="10.5pt" style:font-weight-asian="normal" style:font-size-complex="12pt" style:font-weight-complex="normal"/>
    </style:style>
    <style:style style:name="T7" style:family="text">
      <style:text-properties fo:font-variant="normal" fo:text-transform="none" fo:color="#273239" fo:letter-spacing="normal"/>
    </style:style>
    <style:style style:name="T8" style:family="text">
      <style:text-properties fo:font-variant="normal" fo:text-transform="none" style:font-name="urw-din" fo:font-size="12.75pt" fo:letter-spacing="normal" fo:font-style="normal" style:text-underline-style="solid" style:text-underline-width="auto" style:text-underline-color="font-color" fo:font-weight="normal" loext:padding="0cm" loext:border="none"/>
    </style:style>
    <style:style style:name="T9" style:family="text">
      <style:text-properties fo:font-variant="normal" fo:text-transform="none" fo:color="#008200" style:font-name="Consolas" fo:font-size="11pt" fo:font-style="normal" fo:font-weight="normal" fo:background-color="#ffffff" loext:char-shading-value="0" loext:padding="0cm" loext:border="none"/>
    </style:style>
    <style:style style:name="T10" style:family="text">
      <style:text-properties fo:font-variant="normal" fo:text-transform="none" fo:color="#006699" style:font-name="Consolas" fo:font-size="11pt" fo:font-style="normal" fo:font-weight="bold" fo:background-color="#ffffff" loext:char-shading-value="0" loext:padding="0cm" loext:border="none"/>
    </style:style>
    <style:style style:name="T11" style:family="text">
      <style:text-properties fo:font-variant="normal" fo:text-transform="none" style:font-name="Consolas" fo:font-size="12.5pt" fo:font-style="normal" fo:font-weight="normal" fo:background-color="#ffffff" loext:char-shading-value="0" loext:padding="0cm" loext:border="none"/>
    </style:style>
    <style:style style:name="T12" style:family="text">
      <style:text-properties fo:font-variant="normal" fo:text-transform="none" style:font-name="Consolas" fo:font-size="12.5pt" fo:font-style="normal" fo:font-weight="normal" style:font-name-asian="Consolas" style:font-size-asian="12.5pt" style:font-style-asian="normal" style:font-weight-asian="normal" style:font-name-complex="Consolas" style:font-size-complex="12.5pt" style:font-style-complex="normal" style:font-weight-complex="normal"/>
    </style:style>
    <style:style style:name="T13" style:family="text">
      <style:text-properties fo:font-variant="normal" fo:text-transform="none" fo:color="#000000" style:font-name="Consolas" fo:font-size="11pt" fo:font-style="normal" fo:font-weight="normal" fo:background-color="#ffffff" loext:char-shading-value="0" loext:padding="0cm" loext:border="none"/>
    </style:style>
    <style:style style:name="T14" style:family="text">
      <style:text-properties fo:font-variant="normal" fo:text-transform="none" fo:background-color="#ffffff" loext:char-shading-value="0" loext:padding="0cm" loext:border="none"/>
    </style:style>
    <style:style style:name="T15" style:family="text">
      <style:text-properties fo:font-variant="normal" fo:text-transform="none" fo:color="#808080" style:font-name="Consolas" fo:font-size="11pt" fo:font-style="normal" fo:font-weight="normal" fo:background-color="#ffffff" loext:char-shading-value="0" loext:padding="0cm" loext:border="none"/>
    </style:style>
    <style:style style:name="T16" style:family="text">
      <style:text-properties fo:font-variant="normal" fo:text-transform="none" fo:color="#0000ff" style:font-name="Consolas" fo:font-size="11pt" fo:font-style="normal" fo:font-weight="normal" fo:background-color="#ffffff" loext:char-shading-value="0" loext:padding="0cm" loext:border="none"/>
    </style:style>
    <style:style style:name="T17" style:family="text">
      <style:text-properties fo:font-variant="normal" fo:text-transform="none" fo:color="#ff1493" style:font-name="Consolas" fo:font-size="11pt" fo:font-style="normal" fo:font-weight="normal" fo:background-color="#ffffff" loext:char-shading-value="0" loext:padding="0cm" loext:border="none"/>
    </style:style>
    <style:style style:name="T18" style:family="text">
      <style:text-properties fo:font-size="24pt" fo:font-weight="bold" officeooo:rsid="0018de81" style:font-size-asian="24pt" style:font-weight-asian="bold" style:font-size-complex="24pt" style:font-weight-complex="bold"/>
    </style:style>
    <style:style style:name="T19" style:family="text">
      <style:text-properties officeooo:rsid="0019ad0e"/>
    </style:style>
    <style:style style:name="T20" style:family="text">
      <style:text-properties fo:font-weight="bold" officeooo:rsid="0019ad0e" style:font-weight-asian="bold" style:font-weight-complex="bold"/>
    </style:style>
    <style:style style:name="T21" style:family="text">
      <style:text-properties fo:font-weight="bold" officeooo:rsid="001a4e59" style:font-weight-asian="bold" style:font-weight-complex="bold"/>
    </style:style>
    <style:style style:name="T22" style:family="text">
      <style:text-properties fo:font-size="16pt" officeooo:rsid="0019ad0e" style:font-size-asian="16pt" style:font-size-complex="16pt"/>
    </style:style>
    <style:style style:name="T23" style:family="text">
      <style:text-properties fo:font-size="16pt" fo:font-weight="bold" officeooo:rsid="0019ad0e" style:font-size-asian="16pt" style:font-weight-asian="bold" style:font-size-complex="16pt" style:font-weight-complex="bold"/>
    </style:style>
    <style:style style:name="T24" style:family="text">
      <style:text-properties officeooo:rsid="001a4e59"/>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la<text:span text:style-name="T19">t</text:span>eral Filter</text:p>
      <text:p text:style-name="P3"><text:span text:style-name="T18"><text:s text:c="7"/></text:span><text:span text:style-name="T1">A bilateral filter is used for smoothening images and reducing noise, while </text:span><text:span text:style-name="Strong_20_Emphasis"><text:span text:style-name="T2">preserving edges</text:span></text:span><text:span text:style-name="T1">. This </text:span><text:a xlink:type="simple" xlink:href="https://www.geeksforgeeks.org/salt-and-pepper-noise-removal-using-c/" text:style-name="Internet_20_link" text:visited-style-name="Visited_20_Internet_20_Link"><text:span text:style-name="T8">article</text:span></text:a><text:span text:style-name="T7"> </text:span><text:span text:style-name="T1">explains an approach using the averaging filter, while this </text:span><text:a xlink:type="simple" xlink:href="https://www.geeksforgeeks.org/noise-removal-using-median-filter-in-c/" text:style-name="Internet_20_link" text:visited-style-name="Visited_20_Internet_20_Link"><text:span text:style-name="T8">article</text:span></text:a><text:span text:style-name="T7"> </text:span><text:span text:style-name="T1">provides one using a median filter. However, these convolutions often result in a loss of important edge information, since they blur out everything, irrespective of it being noise or an edge. To counter this problem, the non-linear bilateral filter was introduced.</text:span></text:p>
      <text:p text:style-name="P6"/>
      <text:p text:style-name="P6">A bilateral filter is a non-linear, edge-preserving, and noise-reducing smoothing filter for images. It replaces the intensity of each pixel with a weighted average of intensity values from nearby pixels. This weight can be based on a Gaussian distribution. Crucially, the weights depend not only on Euclidean distance of pixels, but also on the radiometric differences (e.g., range differences, such as color intensity, depth distance, etc.). This preserves sharp edges.</text:p>
      <text:p text:style-name="P6"/>
      <text:p text:style-name="P7">Parameters</text:p>
      <text:p text:style-name="P1"><text:span text:style-name="T4"><text:s text:c="2"/></text:span><text:span text:style-name="T5">As the range parameter σr increases, the bilateral filter gradually approaches Gaussian convolution more closely because the range Gaussian widens and flattens, which means that it becomes nearly constant over the intensity interval of the image.</text:span></text:p>
      <text:p text:style-name="P9">As the spatial parameter σd increases, the larger features get smoothened.</text:p>
      <text:p text:style-name="P9"/>
      <text:p text:style-name="P7">Limitations</text:p>
      <text:p text:style-name="P1"><text:span text:style-name="T4"><text:s text:c="2"/></text:span><text:span text:style-name="T6">The bilateral filter in its direct form can introduce several types of image artifacts:</text:span></text:p>
      <text:p text:style-name="P10"/>
      <text:p text:style-name="P10">Staircase effect – intensity plateaus that lead to images appearing like cartoons[3]</text:p>
      <text:p text:style-name="P10">Gradient reversal – introduction of false edges in the image.[4]</text:p>
      <text:p text:style-name="P10">There exist several extensions to the filter that deal with these artifacts, like the scaled bilateral filter that uses downscaled image for computing the weights.[5] Alternative filters, like the guided filter,[6] have also been proposed as an efficient alternative without these limitation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text:soft-page-break/><text:s text:c="13"/>Shallow Copy vs Deep Copy</text:p>
      <text:p text:style-name="P8"/>
      <text:p text:style-name="P8"/>
      <table:table table:name="Table1" table:style-name="Table1">
        <table:table-column table:style-name="Table1.A"/>
        <table:table-column table:style-name="Table1.B"/>
        <table:table-header-rows>
          <table:table-row table:style-name="TableLine93959063286496">
            <table:table-cell table:style-name="Table1.A1" office:value-type="string">
              <text:p text:style-name="P15">Shallow Copy</text:p>
            </table:table-cell>
            <table:table-cell table:style-name="Table1.A1" office:value-type="string">
              <text:p text:style-name="P15">Deep Copy</text:p>
            </table:table-cell>
          </table:table-row>
        </table:table-header-rows>
        <table:table-row table:style-name="TableLine93959063286496">
          <table:table-cell table:style-name="Table1.A1" office:value-type="string">
            <text:p text:style-name="P12">Shallow Copy stores the references of objects to the original memory address.   </text:p>
          </table:table-cell>
          <table:table-cell table:style-name="Table1.A1" office:value-type="string">
            <text:p text:style-name="P12">Deep copy stores copies of the object’s value.</text:p>
          </table:table-cell>
        </table:table-row>
        <table:table-row table:style-name="TableLine93959063286496">
          <table:table-cell table:style-name="Table1.A1" office:value-type="string">
            <text:p text:style-name="P12">Shallow Copy reflects changes made to the new/copied object in the original object.</text:p>
          </table:table-cell>
          <table:table-cell table:style-name="Table1.A1" office:value-type="string">
            <text:p text:style-name="P12">Deep copy doesn’t reflect changes made to the new/copied object in the original object.</text:p>
          </table:table-cell>
        </table:table-row>
        <table:table-row table:style-name="TableLine93959063286496">
          <table:table-cell table:style-name="Table1.A1" office:value-type="string">
            <text:p text:style-name="P12">Shallow Copy stores the copy of the original object and points the references to the objects.</text:p>
          </table:table-cell>
          <table:table-cell table:style-name="Table1.A1" office:value-type="string">
            <text:p text:style-name="P12">Deep copy stores the copy of the original object and recursively copies the objects as well.</text:p>
          </table:table-cell>
        </table:table-row>
        <table:table-row table:style-name="TableLine93959063286496">
          <table:table-cell table:style-name="Table1.A1" office:value-type="string">
            <text:p text:style-name="P12">Shallow copy is faster.</text:p>
          </table:table-cell>
          <table:table-cell table:style-name="Table1.A1" office:value-type="string">
            <text:p text:style-name="P11">Deep copy is comparatively slower.</text:p>
          </table:table-cell>
        </table:table-row>
      </table:table>
      <text:p text:style-name="P20"> </text:p>
      <text:section text:style-name="Sect1" text:name="AP_G4GR_5">
        <text:p text:style-name="P19"/>
      </text:section>
      <text:p text:style-name="P21">Below is the program to explain the shallow and deep copy of the class.</text:p>
      <text:p text:style-name="P20"> </text:p>
      <text:list xml:id="list68931601" text:style-name="L2">
        <text:list-item>
          <text:p text:style-name="P24"><text:bookmark text:name="tablist1-tab1"/>Python3</text:p>
        </text:list-item>
      </text:list>
      <text:section text:style-name="Sect1" text:name="tablist1-panel1">
        <text:p text:style-name="P22"><text:bookmark text:name="copy-code-button"/><text:bookmark text:name="run-and-edit-button"/><text:bookmark text:name="run-code-button"/></text:p>
        <text:section text:style-name="Sect2" text:name="highlighter_697783">
          <table:table table:name="Table2" table:style-name="Table2">
            <table:table-column table:style-name="Table2.A"/>
            <table:table-row table:style-name="TableLine93958973280832">
              <table:table-cell table:style-name="Table2.A1" office:value-type="string">
                <text:p text:style-name="P13"><text:span text:style-name="Source_20_Text"><text:span text:style-name="T9"># Python3 implementation of the Deep</text:span></text:span></text:p>
                <text:p text:style-name="P13"><text:span text:style-name="Source_20_Text"><text:span text:style-name="T9"># copy and Shallow Copy</text:span></text:span></text:p>
                <text:p text:style-name="P13"><text:span text:style-name="Source_20_Text"><text:span text:style-name="T10">from</text:span></text:span><text:span text:style-name="T11"> </text:span><text:span text:style-name="Source_20_Text"><text:span text:style-name="T13">copy </text:span></text:span><text:span text:style-name="Source_20_Text"><text:span text:style-name="T10">import</text:span></text:span><text:span text:style-name="T11"> </text:span><text:span text:style-name="Source_20_Text"><text:span text:style-name="T13">copy, deepcopy</text:span></text:span></text:p>
                <text:p text:style-name="P14"> </text:p>
                <text:p text:style-name="P13"><text:span text:style-name="Source_20_Text"><text:span text:style-name="T9"># Class of Car</text:span></text:span></text:p>
                <text:p text:style-name="P13"><text:span text:style-name="Source_20_Text"><text:span text:style-name="T10">class</text:span></text:span><text:span text:style-name="T11"> </text:span><text:span text:style-name="Source_20_Text"><text:span text:style-name="T13">Car:</text:span></text:span></text:p>
                <text:p text:style-name="P13"><text:span text:style-name="Source_20_Text"><text:span text:style-name="T14">  </text:span></text:span><text:span text:style-name="Source_20_Text"><text:span text:style-name="T10">def</text:span></text:span><text:span text:style-name="T11"> </text:span><text:span text:style-name="Source_20_Text"><text:span text:style-name="T13">__init__(</text:span></text:span><text:span text:style-name="Source_20_Text"><text:span text:style-name="T15">self</text:span></text:span><text:span text:style-name="Source_20_Text"><text:span text:style-name="T13">, name, colors):</text:span></text:span></text:p>
                <text:p text:style-name="P13"><text:span text:style-name="Source_20_Text"><text:span text:style-name="T14">    </text:span></text:span><text:span text:style-name="T14"> </text:span></text:p>
                <text:p text:style-name="P13"><text:span text:style-name="Source_20_Text"><text:span text:style-name="T14">     </text:span></text:span><text:span text:style-name="Source_20_Text"><text:span text:style-name="T15">self</text:span></text:span><text:span text:style-name="Source_20_Text"><text:span text:style-name="T13">.name </text:span></text:span><text:span text:style-name="Source_20_Text"><text:span text:style-name="T10">=</text:span></text:span><text:span text:style-name="T11"> </text:span><text:span text:style-name="Source_20_Text"><text:span text:style-name="T13">name</text:span></text:span></text:p>
                <text:p text:style-name="P13"><text:span text:style-name="Source_20_Text"><text:span text:style-name="T14">     </text:span></text:span><text:span text:style-name="Source_20_Text"><text:span text:style-name="T15">self</text:span></text:span><text:span text:style-name="Source_20_Text"><text:span text:style-name="T13">.colors </text:span></text:span><text:span text:style-name="Source_20_Text"><text:span text:style-name="T10">=</text:span></text:span><text:span text:style-name="T11"> </text:span><text:span text:style-name="Source_20_Text"><text:span text:style-name="T13">colors</text:span></text:span></text:p>
                <text:p text:style-name="P13"><text:span text:style-name="Source_20_Text"><text:span text:style-name="T14">    </text:span></text:span><text:span text:style-name="T14"> </text:span></text:p>
                <text:p text:style-name="P13"><text:span text:style-name="Source_20_Text"><text:span text:style-name="T13">honda </text:span></text:span><text:span text:style-name="Source_20_Text"><text:span text:style-name="T10">=</text:span></text:span><text:span text:style-name="T11"> </text:span><text:span text:style-name="Source_20_Text"><text:span text:style-name="T13">Car(</text:span></text:span><text:span text:style-name="Source_20_Text"><text:span text:style-name="T16">"Honda"</text:span></text:span><text:span text:style-name="Source_20_Text"><text:span text:style-name="T13">, [</text:span></text:span><text:span text:style-name="Source_20_Text"><text:span text:style-name="T16">"Red"</text:span></text:span><text:span text:style-name="Source_20_Text"><text:span text:style-name="T13">, </text:span></text:span><text:span text:style-name="Source_20_Text"><text:span text:style-name="T16">"Blue"</text:span></text:span><text:span text:style-name="Source_20_Text"><text:span text:style-name="T13">])</text:span></text:span></text:p>
                <text:p text:style-name="P14"> </text:p>
                <text:p text:style-name="P13"><text:span text:style-name="Source_20_Text"><text:span text:style-name="T9"># Deepcopy of Honda</text:span></text:span></text:p>
                <text:p text:style-name="P13"><text:span text:style-name="Source_20_Text"><text:span text:style-name="T13">deepcopy_honda </text:span></text:span><text:span text:style-name="Source_20_Text"><text:span text:style-name="T10">=</text:span></text:span><text:span text:style-name="T11"> </text:span><text:span text:style-name="Source_20_Text"><text:span text:style-name="T13">deepcopy(honda)</text:span></text:span></text:p>
                <text:p text:style-name="P13"><text:span text:style-name="Source_20_Text"><text:span text:style-name="T13">deepcopy_honda.colors.append(</text:span></text:span><text:span text:style-name="Source_20_Text"><text:span text:style-name="T16">"Green"</text:span></text:span><text:span text:style-name="Source_20_Text"><text:span text:style-name="T13">)</text:span></text:span></text:p>
                <text:p text:style-name="P13"><text:span text:style-name="Source_20_Text"><text:span text:style-name="T17">print</text:span></text:span><text:span text:style-name="Source_20_Text"><text:span text:style-name="T13">(deepcopy_honda.colors, \</text:span></text:span></text:p>
                <text:p text:style-name="P13"><text:span text:style-name="Source_20_Text"><text:span text:style-name="T14">      </text:span></text:span><text:span text:style-name="Source_20_Text"><text:span text:style-name="T13">honda.colors)</text:span></text:span></text:p>
                <text:p text:style-name="P14"> </text:p>
                <text:p text:style-name="P13"><text:span text:style-name="Source_20_Text"><text:span text:style-name="T9"># Shallow Copy of Honda</text:span></text:span></text:p>
                <text:p text:style-name="P13"><text:span text:style-name="Source_20_Text"><text:span text:style-name="T13">copy_honda </text:span></text:span><text:span text:style-name="Source_20_Text"><text:span text:style-name="T10">=</text:span></text:span><text:span text:style-name="T11"> </text:span><text:span text:style-name="Source_20_Text"><text:span text:style-name="T13">copy(honda)</text:span></text:span></text:p>
                <text:p text:style-name="P14"> </text:p>
                <text:p text:style-name="P13"><text:span text:style-name="Source_20_Text"><text:span text:style-name="T13">copy_honda.colors.append(</text:span></text:span><text:span text:style-name="Source_20_Text"><text:span text:style-name="T16">"Green"</text:span></text:span><text:span text:style-name="Source_20_Text"><text:span text:style-name="T13">)</text:span></text:span></text:p>
                <text:p text:style-name="P13"><text:span text:style-name="Source_20_Text"><text:span text:style-name="T17">print</text:span></text:span><text:span text:style-name="Source_20_Text"><text:span text:style-name="T13">(copy_honda.colors, \</text:span></text:span></text:p>
                <text:p text:style-name="P13"><text:span text:style-name="Source_20_Text"><text:span text:style-name="T14">      </text:span></text:span><text:span text:style-name="Source_20_Text"><text:span text:style-name="T13">honda.colors)</text:span></text:span></text:p>
              </table:table-cell>
            </table:table-row>
          </table:table>
          <text:p text:style-name="P23"/>
        </text:section>
      </text:section>
      <text:p text:style-name="P22"><text:span text:style-name="Strong_20_Emphasis"><text:span text:style-name="T2">Output:</text:span></text:span><text:span text:style-name="T2"> </text:span></text:p>
      <text:p text:style-name="P4">['Red', 'Blue', 'Green'] ['Red', 'Blue']</text:p>
      <text:p text:style-name="P5">['Red', 'Blue', 'Green'] ['Red', 'Blue', 'Green']</text:p>
      <text:p text:style-name="P17"><text:soft-page-break/><text:span text:style-name="T23"><text:s text:c="26"/>LIST COMPREHENSION</text:span></text:p>
      <text:p text:style-name="P17"><text:span text:style-name="T23"/></text:p>
      <text:p text:style-name="P16"><text:span text:style-name="T21">Def</text:span><text:span text:style-name="T24">: </text:span><text:span text:style-name="T19">List comprehension offers a shorter syntax when you want to create a new list based on the values of an existing list.</text:span></text:p>
      <text:p text:style-name="P18"><text:span text:style-name="T19">You have already used lists in previous hacks. List comprehensions are an elegant way to build a list without having to use different for loops to append values one by one. These examples might help.</text:span></text:p>
      <text:p text:style-name="P18"><text:span text:style-name="T19">The simplest form of a list comprehension is:</text:span></text:p>
      <text:p text:style-name="P18"><text:span text:style-name="T19">[ expression-involving-loop-variable for loop-variable in sequence ]</text:span></text:p>
      <text:p text:style-name="P18"><text:span text:style-name="T19">This will step over every element in a sequence, successively setting the loop-variable equal to every element one at a time. It will then build up a list by evaluating the expression-involving-loop-variable for each one. This eliminates the need to use lambda forms and generally produces a much more readable code than using map() and a more compact code than using a for loop.</text:span></text:p>
      <text:p text:style-name="P18"><text:span text:style-name="T19">&gt;&gt; ListOfNumbers = [ x for x in range(10) ] # List of integers from 0 to 9</text:span></text:p>
      <text:p text:style-name="P18"><text:span text:style-name="T19">&gt;&gt; ListOfNumbers</text:span></text:p>
      <text:p text:style-name="P18"><text:span text:style-name="T19">[0, 1, 2, 3, 4, 5, 6, 7, 8, 9]</text:span></text:p>
      <text:p text:style-name="P18"><text:span text:style-name="T19">List comprehensions can be nested where they take the following form:</text:span></text:p>
      <text:p text:style-name="P18"><text:span text:style-name="T19">[ expression-involving-loop-variables for outer-loop-variable in outer-sequence for inner-loop-variable in inner-sequence ]</text:span></text:p>
      <text:p text:style-name="P18"><text:span text:style-name="T19">This is equivalent to writing:</text:span></text:p>
      <text:p text:style-name="P18"><text:span text:style-name="T19">results = []</text:span></text:p>
      <text:p text:style-name="P18"><text:span text:style-name="T19">for outer_loop_variable in outer_sequence:</text:span></text:p>
      <text:p text:style-name="P18"><text:span text:style-name="T19"><text:s text:c="4"/>for inner_loop_variable in inner_sequence:</text:span></text:p>
      <text:p text:style-name="P18"><text:span text:style-name="T19"><text:s text:c="8"/>results.append( expression_involving_loop_variables )</text:span></text:p>
      <text:p text:style-name="P18"><text:span text:style-name="T19">For example, if you want to generate all combinations of lists <text:s/>and , write:</text:span></text:p>
      <text:p text:style-name="P18"><text:span text:style-name="T19">&gt;&gt;&gt; print([[x, y] for x in [1, 2, 3] for y in [4, 5, 6]])</text:span></text:p>
      <text:p text:style-name="P18"><text:span text:style-name="T19">[[1, 4], [1, 5], [1, 6], [2, 4], [2, 5], [2, 6], [3, 4], [3, 5], [3, 6]]</text:span></text:p>
      <text:p text:style-name="P18"><text:span text:style-name="T19">This is equivalent to:</text:span></text:p>
      <text:p text:style-name="P18"><text:span text:style-name="T19">&gt;&gt;&gt; results = []</text:span></text:p>
      <text:p text:style-name="P18"><text:span text:style-name="T19">&gt;&gt;&gt; for x in [1, 2, 3]:</text:span></text:p>
      <text:p text:style-name="P18"><text:span text:style-name="T19">... <text:s text:c="4"/>for y in [4, 5, 6]:</text:span></text:p>
      <text:p text:style-name="P18"><text:span text:style-name="T19">... <text:s text:c="8"/>results.append([x, y])</text:span></text:p>
      <text:p text:style-name="P18"><text:span text:style-name="T19">... </text:span></text:p>
      <text:p text:style-name="P18"><text:soft-page-break/><text:span text:style-name="T19">&gt;&gt;&gt; print(results)</text:span></text:p>
      <text:p text:style-name="P18"><text:span text:style-name="T19">[[1, 4], [1, 5], [1, 6], [2, 4], [2, 5], [2, 6], [3, 4], [3, 5], [3, 6]]</text:span></text:p>
      <text:p text:style-name="P18"/>
      <text:p text:style-name="P18"><text:span text:style-name="T19">The final form of list comprehension involves creating a list and filtering it similar to using the filter() method. The filtering form of list comprehension takes the following form:</text:span></text:p>
      <text:p text:style-name="P18"><text:span text:style-name="T19">[ expression-involving-loop-variable for loop-variable in sequence if boolean-expression-involving-loop-variable ]</text:span></text:p>
      <text:p text:style-name="P18"><text:span text:style-name="T19">This form is similar to the simple form of list comprehension, but it evaluates boolean-expression-involving-loop-variable for every item. It also only keeps those members for which the boolean expression is True.</text:span></text:p>
      <text:p text:style-name="P18"><text:span text:style-name="T19">&gt;&gt; ListOfThreeMultiples = [x for x in range(10) if x % 3 == 0] # Multiples of 3 below 10</text:span></text:p>
      <text:p text:style-name="P18"><text:span text:style-name="T19">&gt;&gt; ListOfThreeMultiples</text:span></text:p>
      <text:p text:style-name="P18"><text:span text:style-name="T19">[0, 3, 6, 9]</text:span><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Bitstream Vera Sans Mono', 'Courier New', Courier, monospace"/>
    <style:font-face style:name="Consolas1" svg:font-family="Consolas, monospace"/>
    <style:font-face style:name="Lohit Devanagari1" svg:font-family="'Lohit Devanagari'"/>
    <style:font-face style:name="Verdana" svg:font-family="Verdana, 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7T19:24:52.529217966</meta:creation-date>
    <dc:date>2022-03-15T20:37:04.949086172</dc:date>
    <meta:editing-duration>PT4H2M39S</meta:editing-duration>
    <meta:editing-cycles>2</meta:editing-cycles>
    <meta:generator>LibreOffice/6.4.7.2$Linux_X86_64 LibreOffice_project/40$Build-2</meta:generator>
    <meta:document-statistic meta:table-count="2" meta:image-count="0" meta:object-count="0" meta:page-count="4" meta:paragraph-count="87" meta:word-count="847" meta:character-count="5506" meta:non-whitespace-character-count="4616"/>
  </office:meta>
</office:document-meta>
</file>